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67b72" officeooo:paragraph-rsid="0019efc4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f81fa" officeooo:paragraph-rsid="001f81fa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f81fa" officeooo:paragraph-rsid="002a0859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28a512" officeooo:paragraph-rsid="0028a512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9efc4" officeooo:paragraph-rsid="0019efc4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307def" officeooo:paragraph-rsid="00307def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aksaman" fo:font-size="12pt" fo:font-weight="normal" officeooo:rsid="0019efc4" officeooo:paragraph-rsid="0019efc4" fo:background-color="#99999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aksaman" fo:font-size="12pt" fo:font-weight="bold" officeooo:rsid="0019efc4" officeooo:paragraph-rsid="0019efc4" fo:background-color="#999999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aksaman" fo:font-size="12pt" style:text-underline-style="solid" style:text-underline-width="auto" style:text-underline-color="font-color" fo:font-weight="bold" officeooo:rsid="00143be0" officeooo:paragraph-rsid="00143be0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aksaman" fo:font-size="12pt" style:text-underline-style="solid" style:text-underline-width="auto" style:text-underline-color="font-color" fo:font-weight="bold" officeooo:rsid="001b8ed7" officeooo:paragraph-rsid="001b8ed7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aksaman" fo:font-weight="bold" officeooo:rsid="0010eb4d" officeooo:paragraph-rsid="0010eb4d" style:font-weight-asian="bold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aksaman" fo:font-weight="bold" officeooo:rsid="00272752" officeooo:paragraph-rsid="00272752" style:font-weight-asian="bold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aksaman" fo:font-weight="bold" officeooo:rsid="000fa472" officeooo:paragraph-rsid="000fa472" style:font-weight-asian="bold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Laksaman" fo:font-weight="normal" officeooo:rsid="001ee4a5" officeooo:paragraph-rsid="002a0859" style:font-weight-asian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aksaman" fo:font-weight="normal" officeooo:rsid="000fa472" officeooo:paragraph-rsid="000fa472" style:font-weight-asian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aksaman" fo:font-weight="normal" officeooo:rsid="00307def" officeooo:paragraph-rsid="00307def" style:font-weight-asian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aksaman" fo:font-weight="normal" officeooo:rsid="00272752" officeooo:paragraph-rsid="00272752" style:font-weight-asian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2a0859" officeooo:paragraph-rsid="002a0859" style:font-weight-asian="bold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Laksaman" style:text-underline-style="solid" style:text-underline-width="auto" style:text-underline-color="font-color" fo:font-weight="bold" officeooo:rsid="000e51ab" officeooo:paragraph-rsid="000e51ab" style:font-weight-asian="bold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Laksaman" style:text-underline-style="solid" style:text-underline-width="auto" style:text-underline-color="font-color" fo:font-weight="bold" officeooo:rsid="0012d5dd" officeooo:paragraph-rsid="0012d5dd" style:font-weight-asian="bold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color="#006699" style:font-name="Laksaman" fo:font-size="12pt" fo:font-weight="normal" officeooo:rsid="0019efc4" officeooo:paragraph-rsid="0019efc4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aksaman" fo:font-size="12pt" style:text-underline-style="solid" style:text-underline-width="auto" style:text-underline-color="font-color" fo:font-weight="bold" officeooo:rsid="0014a277" officeooo:paragraph-rsid="001d7b85" fo:background-color="transparent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top="0in" fo:margin-bottom="0in" loext:contextual-spacing="false" fo:line-height="100%"/>
    </style:style>
    <style:style style:name="P24" style:family="paragraph" style:parent-style-name="Preformatted_20_Text">
      <style:paragraph-properties fo:line-height="100%" fo:text-align="start" style:justify-single-word="false"/>
      <style:text-properties style:font-name="Laksaman" fo:font-weight="bold" officeooo:rsid="0012d5dd" officeooo:paragraph-rsid="0012d5dd" style:font-weight-asian="bold" style:font-weight-complex="bold"/>
    </style:style>
    <style:style style:name="P25" style:family="paragraph" style:parent-style-name="Preformatted_20_Text">
      <style:paragraph-properties fo:line-height="100%" fo:text-align="start" style:justify-single-word="false"/>
      <style:text-properties style:font-name="Laksaman" fo:font-weight="bold" officeooo:rsid="00307def" officeooo:paragraph-rsid="00307def" fo:background-color="transparent" style:font-weight-asian="normal" style:font-weight-complex="normal"/>
    </style:style>
    <style:style style:name="P26" style:family="paragraph" style:parent-style-name="Preformatted_20_Text">
      <style:paragraph-properties fo:line-height="100%" fo:text-align="start" style:justify-single-word="false"/>
      <style:text-properties style:font-name="Laksaman" fo:font-weight="bold" officeooo:rsid="00307def" officeooo:paragraph-rsid="003316d1" fo:background-color="transparent" style:font-weight-asian="normal" style:font-weight-complex="normal"/>
    </style:style>
    <style:style style:name="P27" style:family="paragraph" style:parent-style-name="Preformatted_20_Text">
      <style:paragraph-properties fo:line-height="100%" fo:text-align="start" style:justify-single-word="false"/>
      <style:text-properties style:font-name="Laksaman" fo:font-weight="bold" officeooo:rsid="0030a832" officeooo:paragraph-rsid="0030a832" fo:background-color="transparent" style:font-weight-asian="normal" style:font-weight-complex="normal"/>
    </style:style>
    <style:style style:name="P28" style:family="paragraph" style:parent-style-name="Preformatted_20_Text">
      <style:paragraph-properties fo:line-height="100%" fo:text-align="start" style:justify-single-word="false"/>
      <style:text-properties style:font-name="Laksaman" fo:font-size="12pt" fo:font-weight="bold" officeooo:rsid="00143be0" officeooo:paragraph-rsid="00143be0" fo:background-color="transparent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line-height="100%" fo:text-align="start" style:justify-single-word="false"/>
      <style:text-properties style:font-name="Laksaman" fo:font-size="12pt" fo:font-weight="bold" officeooo:rsid="0019efc4" officeooo:paragraph-rsid="0019efc4" fo:background-color="transparent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line-height="100%" fo:text-align="start" style:justify-single-word="false"/>
      <style:text-properties style:font-name="Laksaman" fo:font-size="12pt" fo:font-weight="normal" officeooo:rsid="00307def" officeooo:paragraph-rsid="00307def" fo:background-color="#b2b2b2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line-height="100%" fo:text-align="start" style:justify-single-word="false"/>
      <style:text-properties style:font-name="Laksaman" fo:font-size="12pt" fo:font-weight="normal" officeooo:rsid="0030a832" officeooo:paragraph-rsid="0030a832" fo:background-color="#b2b2b2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line-height="100%" fo:text-align="start" style:justify-single-word="false"/>
      <style:text-properties style:font-name="Laksaman" fo:font-size="12pt" fo:font-weight="normal" officeooo:rsid="003316d1" officeooo:paragraph-rsid="003316d1" fo:background-color="transparent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line-height="100%" fo:text-align="start" style:justify-single-word="false"/>
      <style:text-properties style:font-name="Laksaman" fo:font-size="12pt" fo:font-weight="normal" officeooo:rsid="00307def" officeooo:paragraph-rsid="00307def" fo:background-color="transparent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line-height="100%" fo:text-align="start" style:justify-single-word="false"/>
      <style:text-properties style:font-name="Laksaman" fo:font-size="12pt" fo:font-weight="normal" officeooo:rsid="0030a832" officeooo:paragraph-rsid="0030a832" fo:background-color="transparent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line-height="100%" fo:text-align="start" style:justify-single-word="false"/>
      <style:text-properties style:font-name="Laksaman" fo:font-size="12pt" fo:font-weight="normal" officeooo:rsid="0030a832" officeooo:paragraph-rsid="0030a832" fo:background-color="#999999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line-height="100%" fo:text-align="start" style:justify-single-word="false"/>
      <style:text-properties style:font-name="Laksaman" fo:font-size="12pt" style:text-underline-style="solid" style:text-underline-width="auto" style:text-underline-color="font-color" fo:font-weight="bold" officeooo:rsid="00307def" officeooo:paragraph-rsid="00307def" fo:background-color="transparent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line-height="100%" fo:text-align="start" style:justify-single-word="false"/>
      <style:text-properties style:font-name="Laksaman" fo:font-size="12pt" style:text-underline-style="solid" style:text-underline-width="auto" style:text-underline-color="font-color" fo:font-weight="bold" officeooo:rsid="0030a832" officeooo:paragraph-rsid="0030a832" fo:background-color="transparent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line-height="100%"/>
    </style:style>
    <style:style style:name="T1" style:family="text">
      <style:text-properties style:font-name="Laksaman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style:font-name="Laksaman" fo:font-size="12pt" fo:font-weight="normal" officeooo:rsid="00272752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style:font-name="Laksaman" fo:font-size="12pt" fo:font-weight="normal" fo:background-color="#999999" loext:char-shading-value="0" style:font-size-asian="12pt" style:font-weight-asian="normal" style:font-size-complex="12pt" style:font-weight-complex="normal"/>
    </style:style>
    <style:style style:name="T4" style:family="text">
      <style:text-properties style:font-name="Laksaman" fo:font-size="12pt" fo:font-weight="normal" officeooo:rsid="0014a277" fo:background-color="#999999" loext:char-shading-value="0" style:font-size-asian="12pt" style:font-weight-asian="normal" style:font-size-complex="12pt" style:font-weight-complex="normal"/>
    </style:style>
    <style:style style:name="T5" style:family="text">
      <style:text-properties style:font-name="Laksaman" fo:font-weight="normal" fo:background-color="#999999" loext:char-shading-value="0" style:font-weight-asian="normal" style:font-weight-complex="normal"/>
    </style:style>
    <style:style style:name="T6" style:family="text">
      <style:text-properties fo:font-size="12pt" fo:background-color="transparent" loext:char-shading-value="0" style:font-size-asian="12pt" style:font-size-complex="12pt"/>
    </style:style>
    <style:style style:name="T7" style:family="text">
      <style:text-properties fo:font-size="12pt" officeooo:rsid="001f81fa" fo:background-color="transparent" loext:char-shading-value="0" style:font-size-asian="12pt" style:font-size-complex="12pt"/>
    </style:style>
    <style:style style:name="T8" style:family="text">
      <style:text-properties fo:font-size="12pt" officeooo:rsid="002fb5fa" fo:background-color="transparent" loext:char-shading-value="0" style:font-size-asian="12pt" style:font-size-complex="12pt"/>
    </style:style>
    <style:style style:name="T9" style:family="text">
      <style:text-properties fo:font-size="12pt" officeooo:rsid="00307def" fo:background-color="transparent" loext:char-shading-value="0" style:font-size-asian="12pt" style:font-size-complex="12pt"/>
    </style:style>
    <style:style style:name="T10" style:family="text">
      <style:text-properties fo:font-size="12pt" officeooo:rsid="003124c5" fo:background-color="transparent" loext:char-shading-value="0" style:font-size-asian="12pt" style:font-size-complex="12pt"/>
    </style:style>
    <style:style style:name="T11" style:family="text">
      <style:text-properties fo:font-size="12pt" officeooo:rsid="003316d1" fo:background-color="transparent" loext:char-shading-value="0" style:font-size-asian="12pt" style:font-size-complex="12pt"/>
    </style:style>
    <style:style style:name="T12" style:family="text">
      <style:text-properties fo:font-size="12pt" fo:font-weight="normal" style:font-size-asian="12pt" style:font-size-complex="12pt"/>
    </style:style>
    <style:style style:name="T13" style:family="text">
      <style:text-properties fo:font-size="12pt" fo:font-weight="normal" officeooo:rsid="003316d1" style:font-size-asian="12pt" style:font-size-complex="12pt"/>
    </style:style>
    <style:style style:name="T14" style:family="text">
      <style:text-properties fo:font-size="12pt" fo:font-weight="normal" officeooo:rsid="003487be" style:font-size-asian="12pt" style:font-size-complex="12pt"/>
    </style:style>
    <style:style style:name="T15" style:family="text">
      <style:text-properties fo:font-size="12pt" fo:font-weight="normal" officeooo:rsid="003b95bf" style:font-size-asian="12pt" style:font-size-complex="12pt"/>
    </style:style>
    <style:style style:name="T16" style:family="text">
      <style:text-properties fo:font-size="12pt" fo:font-style="italic" fo:font-weight="normal" style:font-size-asian="12pt" style:font-style-asian="italic" style:font-size-complex="12pt" style:font-style-complex="italic"/>
    </style:style>
    <style:style style:name="T17" style:family="text">
      <style:text-properties fo:font-size="12pt" fo:font-style="italic" fo:font-weight="normal" officeooo:rsid="003316d1" style:font-size-asian="12pt" style:font-style-asian="italic" style:font-size-complex="12pt" style:font-style-complex="italic"/>
    </style:style>
    <style:style style:name="T18" style:family="text">
      <style:text-properties fo:background-color="#999999" loext:char-shading-value="0"/>
    </style:style>
    <style:style style:name="T19" style:family="text">
      <style:text-properties officeooo:rsid="0019efc4" fo:background-color="#999999" loext:char-shading-value="0"/>
    </style:style>
    <style:style style:name="T20" style:family="text">
      <style:text-properties officeooo:rsid="003124c5" fo:background-color="#999999" loext:char-shading-value="0"/>
    </style:style>
    <style:style style:name="T21" style:family="text">
      <style:text-properties officeooo:rsid="0014a277"/>
    </style:style>
    <style:style style:name="T22" style:family="text">
      <style:text-properties officeooo:rsid="00167b72"/>
    </style:style>
    <style:style style:name="T23" style:family="text">
      <style:text-properties fo:color="#990000"/>
    </style:style>
    <style:style style:name="T24" style:family="text">
      <style:text-properties fo:color="#00669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72752" style:font-weight-asian="normal" style:font-weight-complex="normal"/>
    </style:style>
    <style:style style:name="T27" style:family="text">
      <style:text-properties fo:color="#000000" fo:background-color="#999999" loext:char-shading-value="0"/>
    </style:style>
    <style:style style:name="T28" style:family="text">
      <style:text-properties fo:color="#ff0000" style:font-name="Laksaman" fo:font-size="12pt" officeooo:rsid="00272752" fo:background-color="transparent" loext:char-shading-value="0" style:font-size-asian="12pt" style:font-size-complex="12pt"/>
    </style:style>
    <style:style style:name="T29" style:family="text">
      <style:text-properties fo:color="#ff0000" style:font-name="Laksaman" fo:font-size="12pt" fo:font-weight="bold" officeooo:rsid="00272752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officeooo:rsid="0028a512"/>
    </style:style>
    <style:style style:name="T31" style:family="text">
      <style:text-properties fo:color="#0066cc"/>
    </style:style>
    <style:style style:name="T32" style:family="text">
      <style:text-properties officeooo:rsid="002fb5fa"/>
    </style:style>
    <style:style style:name="T33" style:family="text">
      <style:text-properties officeooo:rsid="00307def"/>
    </style:style>
    <style:style style:name="T34" style:family="text">
      <style:text-properties officeooo:rsid="0037863c"/>
    </style:style>
    <style:style style:name="T35" style:family="text">
      <style:text-properties officeooo:rsid="003b95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uilding TensorFlow from Source</text:p>
      <text:p text:style-name="P15">- <text:span text:style-name="T33">T</text:span>his documentation has been created based on <text:span text:style-name="T34">Brandon’s advice and the following websites: </text:span></text:p>
      <text:p text:style-name="P13"><text:a xlink:type="simple" xlink:href="https://gist.github.com/jorgemf/d2f3d85fadeb6e9d88ab00a06fbca0a2" text:style-name="Internet_20_link" text:visited-style-name="Visited_20_Internet_20_Link"><text:span text:style-name="T25">https://gist.github.com/jorgemf/d2f3d85fadeb6e9d88ab00a06fbca0a2</text:span></text:a></text:p>
      <text:p text:style-name="P11"><text:a xlink:type="simple" xlink:href="http://www.python36.com/install-tensorflow141-gpu/2/" text:style-name="Internet_20_link" text:visited-style-name="Visited_20_Internet_20_Link"><text:span text:style-name="T25">http://www.python36.com/install-tensorflow141-gpu/2/</text:span></text:a><text:span text:style-name="T25"> </text:span><text:span text:style-name="T26"><text:s/></text:span></text:p>
      <text:p text:style-name="P12"><text:a xlink:type="simple" xlink:href="https://www.tensorflow.org/install/install_sources" text:style-name="Internet_20_link" text:visited-style-name="Visited_20_Internet_20_Link"><text:span text:style-name="T25">https://www.tensorflow.org/install/install_sources</text:span></text:a></text:p>
      <text:p text:style-name="P17"/>
      <text:p text:style-name="P20">1. Clone the TensorFlow source code repository </text:p>
      <text:p text:style-name="P24"><text:span text:style-name="Source_20_Text"><text:span text:style-name="T3">git clone </text:span></text:span><text:a xlink:type="simple" xlink:href="https://github.com/tensorflow/tensorflow" text:style-name="Internet_20_link" text:visited-style-name="Visited_20_Internet_20_Link"><text:span text:style-name="Source_20_Text"><text:span text:style-name="T3">https://github.com/tensorflow/tensorflow</text:span></text:span></text:a></text:p>
      <text:p text:style-name="P24"><text:span text:style-name="Source_20_Text"><text:span text:style-name="T28">- warning:</text:span></text:span><text:span text:style-name="Source_20_Text"><text:span text:style-name="T2"> </text:span></text:span><text:span text:style-name="Source_20_Text"><text:span text:style-name="T1">This process takes a long time! </text:span></text:span></text:p>
      <text:p text:style-name="P24"><text:span text:style-name="Source_20_Text"><text:span text:style-name="T1"/></text:span></text:p>
      <text:p text:style-name="P9"><text:span text:style-name="T30">2</text:span>. <text:span text:style-name="T21">Install the Bazel build system</text:span></text:p>
      <text:p text:style-name="P28"><text:span text:style-name="Source_20_Text"><text:span text:style-name="T5">sudo apt-get install software-properties-common swig</text:span></text:span></text:p>
      <text:p text:style-name="P38"><text:span text:style-name="Source_20_Text"><text:span text:style-name="T3">sudo add-apt-repository ppa:webupd8team/java</text:span></text:span></text:p>
      <text:p text:style-name="P38"><text:span text:style-name="Source_20_Text"><text:span text:style-name="T3">sudo apt-get update</text:span></text:span></text:p>
      <text:p text:style-name="P38"><text:span text:style-name="Source_20_Text"><text:span text:style-name="T3">sudo apt-get install oracle-java8-installer</text:span></text:span></text:p>
      <text:p text:style-name="P38"><text:span text:style-name="Source_20_Text"><text:span text:style-name="T4">e</text:span></text:span><text:span text:style-name="Source_20_Text"><text:span text:style-name="T3">cho "deb http://storage.googleapis.com/bazel-apt stable jdk1.8" | sudo tee /etc/apt/sources.list.d/bazel.list</text:span></text:span></text:p>
      <text:p text:style-name="P38"><text:span text:style-name="Source_20_Text"><text:span text:style-name="T3">curl https://storage.googleapis.com/bazel-apt/doc/apt-key.pub.gpg | sudo apt-key add -</text:span></text:span></text:p>
      <text:p text:style-name="P23"><text:span text:style-name="Source_20_Text"><text:span text:style-name="T3">sudo apt-get update</text:span></text:span></text:p>
      <text:p text:style-name="P23"><text:span text:style-name="Source_20_Text"><text:span text:style-name="T3">sudo apt-get install bazel</text:span></text:span></text:p>
      <text:p text:style-name="P23"><text:span text:style-name="Source_20_Text"><text:span text:style-name="T3"/></text:span></text:p>
      <text:p text:style-name="P22"><text:span text:style-name="T30">3</text:span>. <text:span text:style-name="T22">It’s time to configure the tensorflow we just downloaded</text:span></text:p>
      <text:p text:style-name="P4">- Inside the tensorflow directory you just downloaded, we need to do some configuring. </text:p>
      <text:p text:style-name="P7">./configure</text:p>
      <text:p text:style-name="P1">- Please answer as follows:</text:p>
      <text:p text:style-name="P4"><text:span text:style-name="T31">Please specify the location of python. [Default is /usr/bin/python]: </text:span><text:span text:style-name="T19">Press Ente</text:span><text:span text:style-name="T20">r</text:span></text:p>
      <text:p text:style-name="P5"><text:span text:style-name="T23">Please input the desired Python library path to use. <text:s/>Default is [/usr/local/lib/python2.7/dist-packages]</text:span> <text:span text:style-name="T18">Press Enter</text:span></text:p>
      <text:p text:style-name="P5"><text:span text:style-name="T24">Do you wish to build TensorFlow with jemalloc as malloc support? [Y/n]: </text:span><text:span text:style-name="T18">y</text:span></text:p>
      <text:p text:style-name="P5"><text:soft-page-break/><text:span text:style-name="T23">Do you wish to build TensorFlow with Google Cloud Platform support? [Y/n</text:span><text:span text:style-name="T24">]: </text:span><text:span text:style-name="T27">y</text:span></text:p>
      <text:p text:style-name="P5"><text:span text:style-name="T24">Do you wish to build TensorFlow with Hadoop File System support? [Y/n]:</text:span> <text:span text:style-name="T18">y</text:span></text:p>
      <text:p text:style-name="P5"><text:span text:style-name="T23">Do you wish to build TensorFlow with Amazon S3 File System support? [Y/n]:</text:span> <text:span text:style-name="T18">y</text:span></text:p>
      <text:p text:style-name="P5"><text:span text:style-name="T24">Do you wish to build TensorFlow with Apache Kafka Platform support? [Y/n]:</text:span> <text:span text:style-name="T18">n</text:span></text:p>
      <text:p text:style-name="P5"><text:span text:style-name="T23">Do you wish to build TensorFlow with XLA JIT support? [y/N]:</text:span> <text:span text:style-name="T18">n</text:span></text:p>
      <text:p text:style-name="P5"><text:span text:style-name="T24">Do you wish to build TensorFlow with GDR support? [y/N]: </text:span><text:span text:style-name="T18">n</text:span></text:p>
      <text:p text:style-name="P5"><text:span text:style-name="T23">Do you wish to build TensorFlow with VERBS support? [y/N]:</text:span> <text:span text:style-name="T18">n</text:span></text:p>
      <text:p text:style-name="P5"><text:span text:style-name="T24">Do you wish to build TensorFlow with OpenCL SYCL support? [y/N]:</text:span> <text:span text:style-name="T18">n</text:span></text:p>
      <text:p text:style-name="P5"><text:span text:style-name="T23">Do you wish to build TensorFlow with CUDA support? [y/N]:</text:span> <text:span text:style-name="T18">y</text:span></text:p>
      <text:p text:style-name="P5"><text:span text:style-name="T24">Please specify the CUDA SDK version you want to use. [Leave empty to default to CUDA 9.0]:</text:span> <text:span text:style-name="T18">Press Enter</text:span></text:p>
      <text:p text:style-name="P5"><text:span text:style-name="T23">Please specify the location where CUDA 9.0 toolkit is installed. Refer to README.md for more details. [Default is /usr/local/cuda]: </text:span><text:span text:style-name="T18">Press Enter</text:span></text:p>
      <text:p text:style-name="P5"><text:span text:style-name="T24">Please specify the cuDNN version you want to use. [Leave empty to default to cuDNN 7.0]: </text:span><text:span text:style-name="T18">7.1.4</text:span></text:p>
      <text:p text:style-name="P5"><text:span text:style-name="T23">Please specify the location where cuDNN 7 library is installed. Refer to README.md for more details. [Default is /usr/local/cuda]: </text:span><text:span text:style-name="T18">Press Enter</text:span></text:p>
      <text:p text:style-name="P5"><text:span text:style-name="T24">Do you wish to build TensorFlow with TensorRT support? [y/N]:</text:span> <text:span text:style-name="T18">n</text:span></text:p>
      <text:p text:style-name="P5"><text:span text:style-name="T23">Please specify the NCCL version you want to use. [Leave empty to default to NCCL 1.3]: </text:span><text:span text:style-name="T18">Press Enter</text:span></text:p>
      <text:p text:style-name="P21">Please specify a list of comma-separated Cuda compute capabilities you want to build with.</text:p>
      <text:p text:style-name="P21">You can find the compute capability of your device at: https://developer.nvidia.com/cuda-gpus.</text:p>
      <text:p text:style-name="P5"><text:span text:style-name="T24">Please note that each additional compute capability significantly increases your build time and binary size. [Default is: 6.1] </text:span><text:span text:style-name="T18">Press Enter</text:span></text:p>
      <text:p text:style-name="P5"><text:span text:style-name="T23">Do you want to use clang as CUDA compiler? [y/N]: </text:span><text:span text:style-name="T18">n</text:span></text:p>
      <text:p text:style-name="P5"><text:span text:style-name="T24">Please specify which gcc should be used by nvcc as the host compiler. [Default is /usr/bin/gcc]: </text:span><text:span text:style-name="T18">Press Enter</text:span></text:p>
      <text:p text:style-name="P5"><text:span text:style-name="T23">Do you wish to build TensorFlow with MPI support? [y/N]:</text:span> <text:span text:style-name="T18">n</text:span></text:p>
      <text:p text:style-name="P5"><text:soft-page-break/><text:span text:style-name="T24">Please specify optimization flags to use during compilation when bazel option "--config=opt" is specified [Default is -march=native]: </text:span><text:span text:style-name="T18">Press Enter</text:span></text:p>
      <text:p text:style-name="P5"><text:span text:style-name="T23">Would you like to interactively configure ./WORKSPACE for Android builds? [y/N]: </text:span><text:span text:style-name="T18">n</text:span></text:p>
      <text:p text:style-name="P8"/>
      <text:p text:style-name="P10"><text:span text:style-name="T32">4</text:span>. Use bazel to build TensorFlow </text:p>
      <text:p text:style-name="P29"><text:span text:style-name="Source_20_Text"><text:span text:style-name="T5">bazel build --config=opt --config=cuda //tensorflow/tools/pip_package:build_pip_package</text:span></text:span></text:p>
      <text:p text:style-name="P14"><text:span text:style-name="Source_20_Text"><text:span text:style-name="T29">- warning: </text:span></text:span><text:span text:style-name="T6">This also takes a long time</text:span><text:span text:style-name="T7">. It takes a really, </text:span><text:span text:style-name="T10">really</text:span><text:span text:style-name="T7"> long time. </text:span></text:p>
      <text:p text:style-name="P3"/>
      <text:p text:style-name="P18"><text:span text:style-name="T8">5</text:span><text:span text:style-name="T7">. </text:span><text:span text:style-name="T9">build a .whl file within the /tmp/tensorflow_pkg directory</text:span></text:p>
      <text:p text:style-name="P16"><text:span text:style-name="T6">- Run the following command in the same directory you were in when you built </text:span><text:span text:style-name="T11">T</text:span><text:span text:style-name="T6">ensor</text:span><text:span text:style-name="T11">F</text:span><text:span text:style-name="T6">low using Bazel: </text:span></text:p>
      <text:p text:style-name="P30">bazel-bin/tensorflow/tools/pip_package/build_pip_package /tmp/tensorflow_pkg</text:p>
      <text:p text:style-name="P32">(This creates a .whl file within the /tmp/tensorflow_pkg dierctory) </text:p>
      <text:p text:style-name="P32">- Now, we need to find and move the .whl file to a different location (preferably your home directory) <text:s/>so that it doesn’t get erased (if left in the tmp folder, this file will be erased when the computer gets shut down) </text:p>
      <text:p text:style-name="P26"><text:span text:style-name="T12">- If you click on </text:span><text:span text:style-name="T17">F</text:span><text:span text:style-name="T16">iles</text:span><text:span text:style-name="T12"> (it’s the third icon on the list of icons </text:span><text:span text:style-name="T13">on </text:span><text:span text:style-name="T12">the left), </text:span><text:span text:style-name="T15">and then Click on ‘Computer’ on the sidebar on the left side of the window, </text:span><text:span text:style-name="T12">you’ll see a folder called </text:span><text:span text:style-name="T16">tmp</text:span></text:p>
      <text:p text:style-name="P25"><text:span text:style-name="T12">- click on </text:span><text:span text:style-name="T16">tmp</text:span><text:span text:style-name="T12">, and you’ll see a folder called </text:span><text:span text:style-name="T16">tensorflow_pkg</text:span></text:p>
      <text:p text:style-name="P25"><text:span text:style-name="T12">- click on the folder, and you’ll see a zip file ending with </text:span><text:span text:style-name="T16">.whl </text:span></text:p>
      <text:p text:style-name="P33">- move that file to your home directory (or any other directory of your choice) </text:p>
      <text:p text:style-name="P33"/>
      <text:p text:style-name="P36">6. Using pip install to install the pip package </text:p>
      <text:p text:style-name="P33">- if you moved that zip file to the home directory, be in the home directory, and run the following command: </text:p>
      <text:p text:style-name="P31">sudo pip install tensorflow-1.9.0rc0-cp27-cp27mu-linux_x86_64.whl</text:p>
      <text:p text:style-name="P27"><text:soft-page-break/><text:span text:style-name="T12">- Just to make it clear, what comes after the ‘sudo pip install’ command is the <text:s/>name of the file. </text:span><text:span text:style-name="T14">So you can complete the name by using the tab auto-complete functionality <text:s/>on Terminal.</text:span></text:p>
      <text:p text:style-name="P37">7. Verifying that TensorFlow has been installed correctly</text:p>
      <text:p text:style-name="P34">- Open a terminal and run the following command: </text:p>
      <text:p text:style-name="P35">python </text:p>
      <text:p text:style-name="P34">- enter the following codes: </text:p>
      <text:p text:style-name="P35">import tensorflow as tf</text:p>
      <text:p text:style-name="P35">hello = tf.constant(‘Hello, TensorF<text:span text:style-name="T35">l</text:span>ow!’)</text:p>
      <text:p text:style-name="P35">sess = tf.Session()</text:p>
      <text:p text:style-name="P35">print(sess.run(hello))</text:p>
      <text:p text:style-name="P34">- If you see the output </text:p>
      <text:p text:style-name="P35">Hello, TensorFlow! </text:p>
      <text:p text:style-name="P34">That means TensorFlow has been successfully installed! </text:p>
      <text:p text:style-name="P34"/>
      <text:p text:style-name="P33"/>
      <text:p text:style-name="P33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0:54:34.004018525</meta:creation-date>
    <meta:generator>LibreOffice/5.1.6.2$Linux_X86_64 LibreOffice_project/10m0$Build-2</meta:generator>
    <dc:date>2018-06-22T21:36:18.840845712</dc:date>
    <meta:editing-duration>PT10H24M57S</meta:editing-duration>
    <meta:editing-cycles>19</meta:editing-cycles>
    <meta:document-statistic meta:table-count="0" meta:image-count="0" meta:object-count="0" meta:page-count="4" meta:paragraph-count="74" meta:word-count="790" meta:character-count="5201" meta:non-whitespace-character-count="4463"/>
  </office:meta>
</office:document-meta>
</file>